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Hindi1" svg:font-family="'Lohit Hindi'"/>
    <style:font-face style:name="UWDOLM+Minion-Regular" svg:font-family="UWDOLM+Minion-Regular" style:font-family-generic="roman"/>
    <style:font-face style:name="HLKGOE+FranklinGothic-Heavy" svg:font-family="HLKGOE+FranklinGothic-Heavy" style:font-family-generic="swiss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5" style:family="table">
      <style:table-properties style:width="16.97cm" fo:margin-left="-0.009cm" fo:margin-right="0.03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0.534cm" style:rel-column-width="2063*"/>
    </style:style>
    <style:style style:name="Tabela5.B" style:family="table-column">
      <style:table-column-properties style:column-width="0.529cm" style:rel-column-width="2043*"/>
    </style:style>
    <style:style style:name="Tabela5.F" style:family="table-column">
      <style:table-column-properties style:column-width="0.542cm" style:rel-column-width="2091*"/>
    </style:style>
    <style:style style:name="Tabela5.J" style:family="table-column">
      <style:table-column-properties style:column-width="0.526cm" style:rel-column-width="2029*"/>
    </style:style>
    <style:style style:name="Tabela5.Z" style:family="table-column">
      <style:table-column-properties style:column-width="0.524cm" style:rel-column-width="2023*"/>
    </style:style>
    <style:style style:name="Tabela5.f" style:family="table-column">
      <style:table-column-properties style:column-width="0.543cm" style:rel-column-width="2100*"/>
    </style:style>
    <style:style style:name="Tabela5.A1" style:family="table-cell">
      <style:table-cell-properties fo:background-color="transparent" fo:padding="0.097cm" fo:border="0.05pt solid #000000">
        <style:background-image/>
      </style:table-cell-properties>
    </style:style>
    <style:style style:name="Tabe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Q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5" style:family="table-row">
      <style:table-row-properties style:min-row-height="0.623cm"/>
    </style:style>
    <style:style style:name="Tabe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Q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G7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5.L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Q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V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H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I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J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K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L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M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N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O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P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Q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R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S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T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U8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W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X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Y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Z8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8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8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E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I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M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Q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U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Y9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5.c9" style:family="table-cell" style:data-style-name="N0">
      <style:table-cell-properties fo:padding="0.097cm" fo:border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G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L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Q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V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G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H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I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J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K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L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M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N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O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P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Q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R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S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T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U13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5.V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W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X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Y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Z13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5.a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b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c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d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e13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5.f13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E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I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M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Q14" style:family="table-cell">
      <style:table-cell-properties fo:padding="0.097cm" fo:border-left="0.05pt solid #000000" fo:border-right="none" fo:border-top="none" fo:border-bottom="0.05pt solid #000000"/>
    </style:style>
    <style:style style:name="Tabela5.U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Y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5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7cm" fo:margin-left="-0.009cm" fo:margin-right="0.03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0.534cm" style:rel-column-width="2063*"/>
    </style:style>
    <style:style style:name="Tabela6.B" style:family="table-column">
      <style:table-column-properties style:column-width="0.529cm" style:rel-column-width="2043*"/>
    </style:style>
    <style:style style:name="Tabela6.F" style:family="table-column">
      <style:table-column-properties style:column-width="0.542cm" style:rel-column-width="2091*"/>
    </style:style>
    <style:style style:name="Tabela6.J" style:family="table-column">
      <style:table-column-properties style:column-width="0.526cm" style:rel-column-width="2029*"/>
    </style:style>
    <style:style style:name="Tabela6.Z" style:family="table-column">
      <style:table-column-properties style:column-width="0.524cm" style:rel-column-width="2023*"/>
    </style:style>
    <style:style style:name="Tabela6.f" style:family="table-column">
      <style:table-column-properties style:column-width="0.543cm" style:rel-column-width="2100*"/>
    </style:style>
    <style:style style:name="Tabe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G1" style:family="table-cell">
      <style:table-cell-properties fo:background-color="#cc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V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a1" style:family="table-cell">
      <style:table-cell-properties fo:background-color="#ccffff" fo:padding="0.097cm" fo:border="0.05pt solid #000000">
        <style:background-image/>
      </style:table-cell-properties>
    </style:style>
    <style:style style:name="Tabe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4" style:family="table-row">
      <style:table-row-properties style:min-row-height="0.623cm"/>
    </style:style>
    <style:style style:name="Tabe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097cm" fo:border-left="0.05pt solid #000000" fo:border-right="none" fo:border-top="none" fo:border-bottom="0.05pt solid #000000"/>
    </style:style>
    <style:style style:name="Tabela6.Q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G6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6.L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Q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V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7" style:family="table-row">
      <style:table-row-properties fo:background-color="transparent" fo:keep-together="auto">
        <style:background-image/>
      </style:table-row-properties>
    </style:style>
    <style:style style:name="Tabela6.A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B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C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D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E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H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I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J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K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L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M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N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O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P7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7" style:family="table-cell" style:data-style-name="N0">
      <style:table-cell-properties style:vertical-align="" fo:background-color="#cc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6.e7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7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E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I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M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Q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U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Y8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ela6.c8" style:family="table-cell" style:data-style-name="N0">
      <style:table-cell-properties fo:padding="0.097cm" fo:border="0.05pt solid #000000"/>
    </style:style>
    <style:style style:name="Tabe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097cm" fo:border-left="0.05pt solid #000000" fo:border-right="none" fo:border-top="none" fo:border-bottom="0.05pt solid #000000"/>
    </style:style>
    <style:style style:name="Tabela6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097cm" fo:border-left="0.05pt solid #000000" fo:border-right="none" fo:border-top="none" fo:border-bottom="0.05pt solid #000000"/>
    </style:style>
    <style:style style:name="Tabela6.G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L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Q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V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B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C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D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E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G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H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I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J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K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L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M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N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O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P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Q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R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S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T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U12" style:family="table-cell" style:data-style-name="N0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a6.V1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W1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X1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Y1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Z12" style:family="table-cell" style:data-style-name="N0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a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b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c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d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e12" style:family="table-cell" style:data-style-name="N0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ela6.f12" style:family="table-cell" style:data-style-name="N0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E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I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M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Q13" style:family="table-cell">
      <style:table-cell-properties fo:padding="0.097cm" fo:border-left="0.05pt solid #000000" fo:border-right="none" fo:border-top="none" fo:border-bottom="0.05pt solid #000000"/>
    </style:style>
    <style:style style:name="Tabela6.U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Y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c1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Courier New" fo:font-size="12pt" style:font-name-asian="HLKGOE+FranklinGothic-Heavy" style:font-size-asian="12pt" style:font-name-complex="HLKGOE+FranklinGothic-Heavy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style:font-name="Courier New" fo:font-size="12pt" fo:font-weight="bold" style:font-name-asian="HLKGOE+FranklinGothic-Heavy" style:font-size-asian="12pt" style:font-weight-asian="bold" style:font-name-complex="HLKGOE+FranklinGothic-Heavy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style:font-name="Courier New" fo:font-size="12pt" fo:font-weight="bold" officeooo:rsid="0022067a" officeooo:paragraph-rsid="0022067a" style:font-name-asian="HLKGOE+FranklinGothic-Heavy" style:font-size-asian="12pt" style:font-weight-asian="bold" style:font-name-complex="HLKGOE+FranklinGothic-Heavy" style:font-size-complex="12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Courier New" fo:font-size="12pt" fo:font-weight="bold" style:font-name-asian="INOIPL+LetterGothic" style:font-size-asian="12pt" style:font-weight-asian="bold" style:font-name-complex="INOIPL+LetterGothic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HLKGOE+FranklinGothic-Heavy" style:font-size-asian="10pt" style:font-weight-asian="bold" style:font-name-complex="HLKGOE+FranklinGothic-Heavy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INOIPL+LetterGothic" style:font-size-asian="10pt" style:font-weight-asian="bold" style:font-name-complex="INOIPL+LetterGothic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ourier New" fo:font-size="10pt" fo:font-weight="bold" style:font-name-asian="HLKHIO+FranklinGothic-Book" style:font-size-asian="10pt" style:font-weight-asian="bold" style:font-name-complex="HLKHIO+FranklinGothic-Book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04c42ab" officeooo:paragraph-rsid="002a16c0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officeooo:paragraph-rsid="002a16c0"/>
    </style:style>
    <style:style style:name="P10" style:family="paragraph" style:parent-style-name="Table_20_Contents">
      <loext:graphic-properties draw:fill="solid" draw:fill-color="#ccffff" draw:opacity="100%"/>
      <style:paragraph-properties fo:text-align="start" style:justify-single-word="false" fo:background-color="#ccffff"/>
      <style:text-properties officeooo:paragraph-rsid="002a16c0"/>
    </style:style>
    <style:style style:name="P11" style:family="paragraph" style:parent-style-name="Table_20_Contents">
      <style:text-properties fo:font-size="12pt" officeooo:paragraph-rsid="002a16c0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4c42ab" officeooo:paragraph-rsid="002a16c0"/>
    </style:style>
    <style:style style:name="P13" style:family="paragraph" style:parent-style-name="Table_20_Contents">
      <style:text-properties officeooo:rsid="004c42ab" officeooo:paragraph-rsid="002a16c0"/>
    </style:style>
    <style:style style:name="P14" style:family="paragraph" style:parent-style-name="Table_20_Contents">
      <style:text-properties fo:color="#c9211e" loext:opacity="100%" officeooo:rsid="004bfb99" officeooo:paragraph-rsid="002a16c0"/>
    </style:style>
    <style:style style:name="P15" style:family="paragraph" style:parent-style-name="Table_20_Contents">
      <style:text-properties officeooo:rsid="004bfb99" officeooo:paragraph-rsid="002a16c0"/>
    </style:style>
    <style:style style:name="P16" style:family="paragraph" style:parent-style-name="Table_20_Contents">
      <style:paragraph-properties fo:text-align="center" style:justify-single-word="false"/>
      <style:text-properties officeooo:paragraph-rsid="002a16c0"/>
    </style:style>
    <style:style style:name="P17" style:family="paragraph" style:parent-style-name="Table_20_Contents">
      <style:paragraph-properties fo:text-align="center" style:justify-single-word="false"/>
      <style:text-properties officeooo:rsid="00312b4d" officeooo:paragraph-rsid="002a16c0"/>
    </style:style>
    <style:style style:name="P18" style:family="paragraph" style:parent-style-name="Table_20_Contents">
      <style:text-properties officeooo:paragraph-rsid="002a16c0"/>
    </style:style>
    <style:style style:name="P19" style:family="paragraph" style:parent-style-name="Table_20_Contents">
      <style:paragraph-properties fo:text-align="center" style:justify-single-word="false"/>
      <style:text-properties officeooo:rsid="004ffc87" officeooo:paragraph-rsid="002a16c0"/>
    </style:style>
    <style:style style:name="P20" style:family="paragraph" style:parent-style-name="Table_20_Contents">
      <style:text-properties style:use-window-font-color="true" loext:opacity="0%" officeooo:rsid="004ffc87" officeooo:paragraph-rsid="002a16c0"/>
    </style:style>
    <style:style style:name="P21" style:family="paragraph" style:parent-style-name="Table_20_Contents">
      <style:text-properties style:use-window-font-color="true" loext:opacity="0%" officeooo:rsid="004c42ab" officeooo:paragraph-rsid="002a16c0"/>
    </style:style>
    <style:style style:name="P22" style:family="paragraph" style:parent-style-name="Table_20_Contents">
      <style:text-properties fo:font-weight="bold" officeooo:paragraph-rsid="002a16c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text-position="sub 58%" officeooo:rsid="004c42ab" officeooo:paragraph-rsid="002a16c0"/>
    </style:style>
    <style:style style:name="P24" style:family="paragraph" style:parent-style-name="Table_20_Contents">
      <style:paragraph-properties fo:text-align="center" style:justify-single-word="false"/>
      <style:text-properties style:text-position="sub 58%" officeooo:rsid="004ffc87" officeooo:paragraph-rsid="002a16c0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UWDOLM+Minion-Regular" style:font-size-asian="12pt" style:font-weight-asian="bold" style:font-name-complex="UWDOLM+Minion-Regular" style:font-size-complex="12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0ec77f" officeooo:paragraph-rsid="000ec77f" style:font-name-asian="UWDOLM+Minion-Regular" style:font-size-asian="12pt" style:font-weight-asian="bold" style:font-name-complex="UWDOLM+Minion-Regular" style:font-size-complex="12pt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c42ab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officeooo:rsid="004c42ab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bold" style:font-name-asian="HLKHIO+FranklinGothic-Book" style:font-size-asian="12pt" style:font-weight-asian="bold" style:font-name-complex="HLKHIO+FranklinGothic-Book" style:font-size-complex="12pt" style:font-weight-complex="bold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UWDOLM+Minion-Regular" style:font-size-asian="12pt" style:font-name-complex="UWDOLM+Minion-Regular" style:font-size-complex="12pt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Courier New" fo:font-size="12pt" officeooo:paragraph-rsid="002a16c0" style:font-name-asian="UWDOLM+Minion-Regular" style:font-size-asian="12pt" style:font-name-complex="UWDOLM+Minion-Regular" style:font-size-complex="12pt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INOIPL+LetterGothic" style:font-size-asian="12pt" style:font-name-complex="INOIPL+LetterGothic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style:font-name="Courier New" fo:font-size="12pt" style:font-name-asian="KEGJCJ+FranklinGothic-Heavy" style:font-size-asian="12pt" style:font-name-complex="KEGJCJ+FranklinGothic-Heavy" style:font-size-complex="12pt"/>
    </style:style>
    <style:style style:name="P35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UWDOLM+Minion-Regular" style:font-size-asian="12pt" style:font-weight-asian="normal" style:font-name-complex="UWDOLM+Minion-Regular" style:font-size-complex="12pt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Courier New" fo:font-size="12pt" fo:font-weight="normal" officeooo:rsid="004ffc87" officeooo:paragraph-rsid="002a16c0" style:font-name-asian="UWDOLM+Minion-Regular" style:font-size-asian="12pt" style:font-weight-asian="normal" style:font-name-complex="UWDOLM+Minion-Regular" style:font-size-complex="12pt" style:font-weight-complex="normal"/>
    </style:style>
    <style:style style:name="P37" style:family="paragraph" style:parent-style-name="Standard">
      <style:paragraph-properties fo:text-align="justify" style:justify-single-word="false" style:text-autospace="none"/>
      <style:text-properties style:font-name="Courier New" fo:font-size="12pt" fo:font-weight="normal" style:font-name-asian="INOIPL+LetterGothic" style:font-size-asian="12pt" style:font-weight-asian="normal" style:font-name-complex="INOIPL+LetterGothic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0pt" fo:font-weight="bold" style:font-name-asian="HLKHIO+FranklinGothic-Book" style:font-size-asian="10pt" style:font-weight-asian="bold" style:font-name-complex="HLKHIO+FranklinGothic-Book" style:font-size-complex="10pt" style:font-weight-complex="bold"/>
    </style:style>
    <style:style style:name="P39" style:family="paragraph" style:parent-style-name="Standard">
      <style:text-properties fo:font-weight="bold" officeooo:rsid="004c42ab" officeooo:paragraph-rsid="002a16c0" style:font-weight-asian="bold" style:font-weight-complex="bold"/>
    </style:style>
    <style:style style:name="P40" style:family="paragraph" style:parent-style-name="Standard">
      <style:paragraph-properties fo:text-align="justify" style:justify-single-word="false" style:text-autospace="none"/>
      <style:text-properties style:text-position="0% 100%" style:font-name="Courier New" fo:font-size="6pt" fo:font-weight="normal" officeooo:rsid="000ec77f" officeooo:paragraph-rsid="000ec77f" style:font-name-asian="UWDOLM+Minion-Regular" style:font-size-asian="6pt" style:font-weight-asian="normal" style:font-name-complex="UWDOLM+Minion-Regular" style:font-size-complex="6pt" style:font-weight-complex="normal"/>
    </style:style>
    <style:style style:name="P41" style:family="paragraph" style:parent-style-name="Standard">
      <style:paragraph-properties fo:text-align="justify" style:justify-single-word="false" style:text-autospace="none"/>
    </style:style>
    <style:style style:name="P42" style:family="paragraph" style:parent-style-name="Standard">
      <style:paragraph-properties fo:text-align="justify" style:justify-single-word="false" style:text-autospace="none"/>
      <style:text-properties style:use-window-font-color="true" loext:opacity="0%" style:font-name="Courier New" fo:font-size="12pt" fo:font-weight="bold" officeooo:paragraph-rsid="002a16c0" style:font-name-asian="KEGJCJ+FranklinGothic-Heavy" style:font-size-asian="12pt" style:font-weight-asian="bold" style:font-name-complex="KEGJCJ+FranklinGothic-Heavy" style:font-size-complex="12pt" style:font-weight-complex="bold"/>
    </style:style>
    <style:style style:name="P43" style:family="paragraph" style:parent-style-name="Standard">
      <style:text-properties officeooo:rsid="004c42ab" officeooo:paragraph-rsid="002a16c0"/>
    </style:style>
    <style:style style:name="P44" style:family="paragraph" style:parent-style-name="Standard">
      <style:paragraph-properties fo:text-align="justify" style:justify-single-word="false" style:text-autospace="none"/>
      <style:text-properties style:text-position="sub 58%" style:font-name="Courier New" fo:font-size="12pt" fo:font-weight="bold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P45" style:family="paragraph" style:parent-style-name="Standard">
      <style:paragraph-properties fo:text-align="justify" style:justify-single-word="false" style:text-autospace="none"/>
      <style:text-properties style:text-position="sub 58%" style:font-name="Courier New" fo:font-size="12pt" fo:font-weight="bold" officeooo:rsid="004c42ab" officeooo:paragraph-rsid="002a16c0" style:font-name-asian="UWDOLM+Minion-Regular" style:font-size-asian="12pt" style:font-weight-asian="bold" style:font-name-complex="UWDOLM+Minion-Regular" style:font-size-complex="12pt" style:font-weight-complex="bold"/>
    </style:style>
    <style:style style:name="T1" style:family="text">
      <style:text-properties style:font-name-asian="UWDOLM+Minion-Regular" style:font-name-complex="UWDOLM+Minion-Regular"/>
    </style:style>
    <style:style style:name="T2" style:family="text">
      <style:text-properties officeooo:rsid="002b16a1" style:font-name-asian="UWDOLM+Minion-Regular" style:font-name-complex="UWDOLM+Minion-Regular"/>
    </style:style>
    <style:style style:name="T3" style:family="text">
      <style:text-properties style:text-position="sub 58%" style:font-name-asian="UWDOLM+Minion-Regular" style:font-name-complex="UWDOLM+Minion-Regular"/>
    </style:style>
    <style:style style:name="T4" style:family="text">
      <style:text-properties style:text-position="sub 58%" officeooo:rsid="002b16a1" style:font-name-asian="UWDOLM+Minion-Regular" style:font-name-complex="UWDOLM+Minion-Regular"/>
    </style:style>
    <style:style style:name="T5" style:family="text">
      <style:text-properties style:text-position="sub 58%" fo:font-weight="normal" style:font-name-asian="UWDOLM+Minion-Regular" style:font-weight-asian="normal" style:font-name-complex="UWDOLM+Minion-Regular" style:font-weight-complex="normal"/>
    </style:style>
    <style:style style:name="T6" style:family="text">
      <style:text-properties fo:font-weight="bold" style:font-name-asian="UWDOLM+Minion-Regular" style:font-weight-asian="bold" style:font-name-complex="UWDOLM+Minion-Regular" style:font-weight-complex="bold"/>
    </style:style>
    <style:style style:name="T7" style:family="text">
      <style:text-properties fo:font-weight="normal" style:font-name-asian="UWDOLM+Minion-Regular" style:font-weight-asian="normal" style:font-name-complex="UWDOLM+Minion-Regular" style:font-weight-complex="normal"/>
    </style:style>
    <style:style style:name="T8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2 - Instruções: A linguagem de Máquina</text:p>
      <text:p text:style-name="P26">2.21 Exercícios<text:span text:style-name="T8">1</text:span></text:p>
      <text:p text:style-name="P40"><text:span text:style-name="T8">1 </text:span>Contribuição de John Oliver, da Cal Poly, San Luis Obispo, com colaborações de Nicole Kaiyan (Universidade de Adelaide) e Milos Prvulovic (Georgia Tech)</text:p>
      <text:p text:style-name="P25"/>
      <text:p text:style-name="P35">O Apêndice B descreve o simulador do MIPS, que é útil para estes exercícios. Embora o simulador aceite pseudoinstruções, tente não usá-las em qualquer exercício que pedir para produzir código do MIPS. Seu objetivo deverá ser aprender o conjunto de instruções MIPS real, e se você tiver de contar instruções, sua contagem deverá refletir as instruções reais executadas, e não as pseudoinstruções.</text:p>
      <text:p text:style-name="P35">Existem alguns casos em que as pseudoinstruções precisam ser usadas (por exemplo, a instrução la quando um valor real não é conhecido durante a codificação em assembly).</text:p>
      <text:p text:style-name="P35">Em muitos casos, elas são muito convenientes e resultam em código mais legível (por exemplo, as instruções li e move. Se você decidir usar pseudoinstruções por esses motivos, por favor, acrescente uma sentença ou duas à sua solução, indicando quais pseudoinstruções usou e por quê.</text:p>
      <text:p text:style-name="P25"/>
      <text:p text:style-name="P34"><text:span text:style-name="T6">Exercício 2.10</text:span><text:span text:style-name="T1"> </text:span></text:p>
      <text:p text:style-name="P31">Nos problemas a seguir, a tabela de dados contém bits que representam o opcode de uma instrução. Você deverá traduzir as entradas para o código assembly e determinar que formato da instrução MIPS os bits representam. </text:p>
      <text:p text:style-name="P31"/>
      <text:p text:style-name="P28"><text:span text:style-name="T1">a. </text:span><text:span text:style-name="T7">0000 0010 0001 0000 1000 0000 0010 0000</text:span><text:span text:style-name="T5">dois </text:span></text:p>
      <text:p text:style-name="P28"><text:span text:style-name="T1">b. </text:span><text:span text:style-name="T7">0000 0001 0100 1011 0100 1000 0010 0010</text:span><text:span text:style-name="T5">dois</text:span><text:span text:style-name="T7"> </text:span></text:p>
      <text:p text:style-name="P31"/>
      <text:p text:style-name="P32"/>
      <table:table table:name="Tabela5" table:style-name="Tabela5">
        <table:table-column table:style-name="Tabela5.A"/>
        <table:table-column table:style-name="Tabela5.B" table:number-columns-repeated="4"/>
        <table:table-column table:style-name="Tabela5.F"/>
        <table:table-column table:style-name="Tabela5.B" table:number-columns-repeated="3"/>
        <table:table-column table:style-name="Tabela5.J"/>
        <table:table-column table:style-name="Tabela5.B" table:number-columns-repeated="3"/>
        <table:table-column table:style-name="Tabela5.J"/>
        <table:table-column table:style-name="Tabela5.B"/>
        <table:table-column table:style-name="Tabela5.F"/>
        <table:table-column table:style-name="Tabela5.B"/>
        <table:table-column table:style-name="Tabela5.J"/>
        <table:table-column table:style-name="Tabela5.B" table:number-columns-repeated="7"/>
        <table:table-column table:style-name="Tabela5.Z"/>
        <table:table-column table:style-name="Tabela5.F"/>
        <table:table-column table:style-name="Tabela5.B" table:number-columns-repeated="4"/>
        <table:table-column table:style-name="Tabela5.f"/>
        <table:table-row table:style-name="TableLine94260082552144">
          <table:table-cell table:style-name="Tabela5.A1" table:number-columns-spanned="32" office:value-type="string">
            <text:p text:style-name="P8">Utilizar MIPS Reference Data Card.pd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00084560">
          <table:table-cell table:style-name="Tabela5.A2" table:number-columns-spanned="6" office:value-type="string">
            <text:p text:style-name="P10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9">Rs (5 bits)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9">Rt (5 bits)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9">Rd (5 bits)</text:p>
          </table:table-cell>
          <table:covered-table-cell/>
          <table:covered-table-cell/>
          <table:covered-table-cell/>
          <table:covered-table-cell/>
          <table:table-cell table:style-name="Tabela5.V2" table:number-columns-spanned="5" office:value-type="string">
            <text:p text:style-name="P9">Shamt (5 bits)</text:p>
          </table:table-cell>
          <table:covered-table-cell/>
          <table:covered-table-cell/>
          <table:covered-table-cell/>
          <table:covered-table-cell/>
          <table:table-cell table:style-name="Tabela5.a2" table:number-columns-spanned="6" office:value-type="string">
            <text:p text:style-name="P9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60079598256">
          <table:table-cell table:style-name="Tabela5.A2" table:number-columns-spanned="6" office:value-type="string">
            <text:p text:style-name="P9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9">Rs</text:p>
          </table:table-cell>
          <table:covered-table-cell/>
          <table:covered-table-cell/>
          <table:covered-table-cell/>
          <table:covered-table-cell/>
          <table:table-cell table:style-name="Tabela5.G2" table:number-columns-spanned="5" office:value-type="string">
            <text:p text:style-name="P9">Rt</text:p>
          </table:table-cell>
          <table:covered-table-cell/>
          <table:covered-table-cell/>
          <table:covered-table-cell/>
          <table:covered-table-cell/>
          <table:table-cell table:style-name="Tabela5.Q3" table:number-columns-spanned="16" office:value-type="string">
            <text:p text:style-name="P9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40156288">
          <table:table-cell table:style-name="Tabela5.A2" table:number-columns-spanned="6" office:value-type="string">
            <text:p text:style-name="P9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5.Q3" table:number-columns-spanned="26" office:value-type="string">
            <text:p text:style-name="P9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5">
          <table:table-cell table:style-name="Tabela5.A5" table:number-columns-spanned="32" office:value-type="string">
            <text:p text:style-name="P42"><text:span text:style-name="T1">a. 0000 0010 0001 0000 1000 0000 0010 0000</text:span><text:span text:style-name="T3">doi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5">
          <table:table-cell table:style-name="Tabela5.A6" table:number-columns-spanned="1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Q6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60242848">
          <table:table-cell table:style-name="Tabela5.A7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Tabela5.G7" table:number-columns-spanned="5">
            <text:p text:style-name="P12"/>
          </table:table-cell>
          <table:covered-table-cell/>
          <table:covered-table-cell/>
          <table:covered-table-cell/>
          <table:covered-table-cell/>
          <table:table-cell table:style-name="Tabela5.L7" table:number-columns-spanned="5">
            <text:p text:style-name="P12"/>
          </table:table-cell>
          <table:covered-table-cell/>
          <table:covered-table-cell/>
          <table:covered-table-cell/>
          <table:covered-table-cell/>
          <table:table-cell table:style-name="Tabela5.Q7" table:number-columns-spanned="5">
            <text:p text:style-name="P12"/>
          </table:table-cell>
          <table:covered-table-cell/>
          <table:covered-table-cell/>
          <table:covered-table-cell/>
          <table:covered-table-cell/>
          <table:table-cell table:style-name="Tabela5.V7" table:number-columns-spanned="5">
            <text:p text:style-name="P12"/>
          </table:table-cell>
          <table:covered-table-cell/>
          <table:covered-table-cell/>
          <table:covered-table-cell/>
          <table:covered-table-cell/>
          <table:table-cell table:style-name="Tabela5.a7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60081574352">
          <table:table-cell table:style-name="Tabela5.A8">
            <text:p text:style-name="P14"/>
          </table:table-cell>
          <table:table-cell table:style-name="Tabela5.B8">
            <text:p text:style-name="P14"/>
          </table:table-cell>
          <table:table-cell table:style-name="Tabela5.C8">
            <text:p text:style-name="P14"/>
          </table:table-cell>
          <table:table-cell table:style-name="Tabela5.D8">
            <text:p text:style-name="P14"/>
          </table:table-cell>
          <table:table-cell table:style-name="Tabela5.E8">
            <text:p text:style-name="P15"/>
          </table:table-cell>
          <table:table-cell table:style-name="Tabela5.F8">
            <text:p text:style-name="P15"/>
          </table:table-cell>
          <table:table-cell table:style-name="Tabela5.G8">
            <text:p text:style-name="P15"/>
          </table:table-cell>
          <table:table-cell table:style-name="Tabela5.H8">
            <text:p text:style-name="P15"/>
          </table:table-cell>
          <table:table-cell table:style-name="Tabela5.I8">
            <text:p text:style-name="P14"/>
          </table:table-cell>
          <table:table-cell table:style-name="Tabela5.J8">
            <text:p text:style-name="P14"/>
          </table:table-cell>
          <table:table-cell table:style-name="Tabela5.K8">
            <text:p text:style-name="P14"/>
          </table:table-cell>
          <table:table-cell table:style-name="Tabela5.L8">
            <text:p text:style-name="P14"/>
          </table:table-cell>
          <table:table-cell table:style-name="Tabela5.M8">
            <text:p text:style-name="P15"/>
          </table:table-cell>
          <table:table-cell table:style-name="Tabela5.N8">
            <text:p text:style-name="P15"/>
          </table:table-cell>
          <table:table-cell table:style-name="Tabela5.O8">
            <text:p text:style-name="P15"/>
          </table:table-cell>
          <table:table-cell table:style-name="Tabela5.P8">
            <text:p text:style-name="P15"/>
          </table:table-cell>
          <table:table-cell table:style-name="Tabela5.Q8">
            <text:p text:style-name="P14"/>
          </table:table-cell>
          <table:table-cell table:style-name="Tabela5.R8">
            <text:p text:style-name="P14"/>
          </table:table-cell>
          <table:table-cell table:style-name="Tabela5.S8">
            <text:p text:style-name="P14"/>
          </table:table-cell>
          <table:table-cell table:style-name="Tabela5.T8">
            <text:p text:style-name="P14"/>
          </table:table-cell>
          <table:table-cell table:style-name="Tabela5.U8">
            <text:p text:style-name="P15"/>
          </table:table-cell>
          <table:table-cell table:style-name="Tabela5.V8">
            <text:p text:style-name="P15"/>
          </table:table-cell>
          <table:table-cell table:style-name="Tabela5.W8">
            <text:p text:style-name="P15"/>
          </table:table-cell>
          <table:table-cell table:style-name="Tabela5.X8">
            <text:p text:style-name="P15"/>
          </table:table-cell>
          <table:table-cell table:style-name="Tabela5.Y8">
            <text:p text:style-name="P14"/>
          </table:table-cell>
          <table:table-cell table:style-name="Tabela5.Z8">
            <text:p text:style-name="P14"/>
          </table:table-cell>
          <table:table-cell table:style-name="Tabela5.a8">
            <text:p text:style-name="P14"/>
          </table:table-cell>
          <table:table-cell table:style-name="Tabela5.b8">
            <text:p text:style-name="P14"/>
          </table:table-cell>
          <table:table-cell table:style-name="Tabela5.c8">
            <text:p text:style-name="P15"/>
          </table:table-cell>
          <table:table-cell table:style-name="Tabela5.d8">
            <text:p text:style-name="P15"/>
          </table:table-cell>
          <table:table-cell table:style-name="Tabela5.e8">
            <text:p text:style-name="P15"/>
          </table:table-cell>
          <table:table-cell table:style-name="Tabela5.f8">
            <text:p text:style-name="P15"/>
          </table:table-cell>
        </table:table-row>
        <table:table-row table:style-name="TableLine94259987706416">
          <table:table-cell table:style-name="Tabela5.A9" table:number-columns-spanned="4">
            <text:p text:style-name="P27"/>
          </table:table-cell>
          <table:covered-table-cell/>
          <table:covered-table-cell/>
          <table:covered-table-cell/>
          <table:table-cell table:style-name="Tabela5.E9" table:number-columns-spanned="4">
            <text:p text:style-name="P12"/>
          </table:table-cell>
          <table:covered-table-cell/>
          <table:covered-table-cell/>
          <table:covered-table-cell/>
          <table:table-cell table:style-name="Tabela5.I9" table:number-columns-spanned="4">
            <text:p text:style-name="P12"/>
          </table:table-cell>
          <table:covered-table-cell/>
          <table:covered-table-cell/>
          <table:covered-table-cell/>
          <table:table-cell table:style-name="Tabela5.M9" table:number-columns-spanned="4">
            <text:p text:style-name="P12"/>
          </table:table-cell>
          <table:covered-table-cell/>
          <table:covered-table-cell/>
          <table:covered-table-cell/>
          <table:table-cell table:style-name="Tabela5.Q9" table:number-columns-spanned="4">
            <text:p text:style-name="P12"/>
          </table:table-cell>
          <table:covered-table-cell/>
          <table:covered-table-cell/>
          <table:covered-table-cell/>
          <table:table-cell table:style-name="Tabela5.U9" table:number-columns-spanned="4">
            <text:p text:style-name="P12"/>
          </table:table-cell>
          <table:covered-table-cell/>
          <table:covered-table-cell/>
          <table:covered-table-cell/>
          <table:table-cell table:style-name="Tabela5.Y9" table:number-columns-spanned="4">
            <text:p text:style-name="P12"/>
          </table:table-cell>
          <table:covered-table-cell/>
          <table:covered-table-cell/>
          <table:covered-table-cell/>
          <table:table-cell table:style-name="Tabela5.c9" table:number-columns-spanned="4">
            <text:p text:style-name="P12"/>
          </table:table-cell>
          <table:covered-table-cell/>
          <table:covered-table-cell/>
          <table:covered-table-cell/>
        </table:table-row>
        <table:table-row table:style-name="TableLine94260036875216">
          <table:table-cell table:style-name="Tabela5.A10" table:number-columns-spanned="32" office:value-type="string">
            <text:p text:style-name="P29"><text:span text:style-name="T1">b. 0000 0001 0100 1011 0100 1000 0010 0010</text:span><text:span text:style-name="T3">do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83971904">
          <table:table-cell table:style-name="Tabela5.A11" table:number-columns-spanned="1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5.Q11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82642352">
          <table:table-cell table:style-name="Tabela5.A1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ela5.G12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5.L12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5.Q12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5.V12" table:number-columns-spanned="5">
            <text:p text:style-name="P16"/>
          </table:table-cell>
          <table:covered-table-cell/>
          <table:covered-table-cell/>
          <table:covered-table-cell/>
          <table:covered-table-cell/>
          <table:table-cell table:style-name="Tabela5.a1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60081453536">
          <table:table-cell table:style-name="Tabela5.A13">
            <text:p text:style-name="P13"/>
          </table:table-cell>
          <table:table-cell table:style-name="Tabela5.B13">
            <text:p text:style-name="P13"/>
          </table:table-cell>
          <table:table-cell table:style-name="Tabela5.C13">
            <text:p text:style-name="P13"/>
          </table:table-cell>
          <table:table-cell table:style-name="Tabela5.D13">
            <text:p text:style-name="P13"/>
          </table:table-cell>
          <table:table-cell table:style-name="Tabela5.E13">
            <text:p text:style-name="P13"/>
          </table:table-cell>
          <table:table-cell table:style-name="Tabela5.F13">
            <text:p text:style-name="P13"/>
          </table:table-cell>
          <table:table-cell table:style-name="Tabela5.G13">
            <text:p text:style-name="P13"/>
          </table:table-cell>
          <table:table-cell table:style-name="Tabela5.H13">
            <text:p text:style-name="P13"/>
          </table:table-cell>
          <table:table-cell table:style-name="Tabela5.I13">
            <text:p text:style-name="P13"/>
          </table:table-cell>
          <table:table-cell table:style-name="Tabela5.J13">
            <text:p text:style-name="P13"/>
          </table:table-cell>
          <table:table-cell table:style-name="Tabela5.K13">
            <text:p text:style-name="P13"/>
          </table:table-cell>
          <table:table-cell table:style-name="Tabela5.L13">
            <text:p text:style-name="P13"/>
          </table:table-cell>
          <table:table-cell table:style-name="Tabela5.M13">
            <text:p text:style-name="P13"/>
          </table:table-cell>
          <table:table-cell table:style-name="Tabela5.N13">
            <text:p text:style-name="P13"/>
          </table:table-cell>
          <table:table-cell table:style-name="Tabela5.O13">
            <text:p text:style-name="P13"/>
          </table:table-cell>
          <table:table-cell table:style-name="Tabela5.P13">
            <text:p text:style-name="P13"/>
          </table:table-cell>
          <table:table-cell table:style-name="Tabela5.Q13">
            <text:p text:style-name="P13"/>
          </table:table-cell>
          <table:table-cell table:style-name="Tabela5.R13">
            <text:p text:style-name="P13"/>
          </table:table-cell>
          <table:table-cell table:style-name="Tabela5.S13">
            <text:p text:style-name="P13"/>
          </table:table-cell>
          <table:table-cell table:style-name="Tabela5.T13">
            <text:p text:style-name="P13"/>
          </table:table-cell>
          <table:table-cell table:style-name="Tabela5.U13">
            <text:p text:style-name="P13"/>
          </table:table-cell>
          <table:table-cell table:style-name="Tabela5.V13">
            <text:p text:style-name="P13"/>
          </table:table-cell>
          <table:table-cell table:style-name="Tabela5.W13">
            <text:p text:style-name="P13"/>
          </table:table-cell>
          <table:table-cell table:style-name="Tabela5.X13">
            <text:p text:style-name="P13"/>
          </table:table-cell>
          <table:table-cell table:style-name="Tabela5.Y13">
            <text:p text:style-name="P13"/>
          </table:table-cell>
          <table:table-cell table:style-name="Tabela5.Z13">
            <text:p text:style-name="P13"/>
          </table:table-cell>
          <table:table-cell table:style-name="Tabela5.a13">
            <text:p text:style-name="P13"/>
          </table:table-cell>
          <table:table-cell table:style-name="Tabela5.b13">
            <text:p text:style-name="P13"/>
          </table:table-cell>
          <table:table-cell table:style-name="Tabela5.c13">
            <text:p text:style-name="P13"/>
          </table:table-cell>
          <table:table-cell table:style-name="Tabela5.d13">
            <text:p text:style-name="P13"/>
          </table:table-cell>
          <table:table-cell table:style-name="Tabela5.e13">
            <text:p text:style-name="P13"/>
          </table:table-cell>
          <table:table-cell table:style-name="Tabela5.f13">
            <text:p text:style-name="P13"/>
          </table:table-cell>
        </table:table-row>
        <table:table-row table:style-name="TableLine94260040182608">
          <table:table-cell table:style-name="Tabela5.A14" table:number-columns-spanned="4">
            <text:p text:style-name="P16"/>
          </table:table-cell>
          <table:covered-table-cell/>
          <table:covered-table-cell/>
          <table:covered-table-cell/>
          <table:table-cell table:style-name="Tabela5.E14" table:number-columns-spanned="4">
            <text:p text:style-name="P17"/>
          </table:table-cell>
          <table:covered-table-cell/>
          <table:covered-table-cell/>
          <table:covered-table-cell/>
          <table:table-cell table:style-name="Tabela5.I14" table:number-columns-spanned="4">
            <text:p text:style-name="P17"/>
          </table:table-cell>
          <table:covered-table-cell/>
          <table:covered-table-cell/>
          <table:covered-table-cell/>
          <table:table-cell table:style-name="Tabela5.M14" table:number-columns-spanned="4">
            <text:p text:style-name="P17"/>
          </table:table-cell>
          <table:covered-table-cell/>
          <table:covered-table-cell/>
          <table:covered-table-cell/>
          <table:table-cell table:style-name="Tabela5.Q14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ela5.U14" table:number-columns-spanned="4">
            <text:p text:style-name="P16"/>
          </table:table-cell>
          <table:covered-table-cell/>
          <table:covered-table-cell/>
          <table:covered-table-cell/>
          <table:table-cell table:style-name="Tabela5.Y14" table:number-columns-spanned="4">
            <text:p text:style-name="P16"/>
          </table:table-cell>
          <table:covered-table-cell/>
          <table:covered-table-cell/>
          <table:covered-table-cell/>
          <table:table-cell table:style-name="Tabela5.c14" table:number-columns-spanned="4">
            <text:p text:style-name="P17"/>
          </table:table-cell>
          <table:covered-table-cell/>
          <table:covered-table-cell/>
          <table:covered-table-cell/>
        </table:table-row>
      </table:table>
      <text:p text:style-name="P32"/>
      <text:p text:style-name="P31"/>
      <text:p text:style-name="P31">2.10.1 [5] &lt;2.5&gt; Para essas entradas binárias, que instrução elas <text:soft-page-break/>representam? </text:p>
      <text:p text:style-name="P31"/>
      <text:p text:style-name="P31">2.10.2 [5] &lt;2.5&gt; Que tipo de instrução (tipo I, tipo R) as mesmas entradas binárias representam? </text:p>
      <text:p text:style-name="P31"/>
      <text:p text:style-name="P31">2.10.3 [5] &lt;2.4, 2.5&gt; Se as entradas binárias anteriores fossem bits de dados, que número elas representariam em hexadecimal? </text:p>
      <text:p text:style-name="P31"/>
      <text:p text:style-name="P31">Nos problemas a seguir, a tabela de dados contém instruções MIPS. Você deverá traduzir as entradas para os bits do opcode e determinar qual é o formato da instrução MIPS. </text:p>
      <text:p text:style-name="P31"/>
      <text:p text:style-name="P35">a. addi $t0 ,$t0 ,0 </text:p>
      <text:p text:style-name="P35">b. sw $t1, 32($t2) </text:p>
      <text:p text:style-name="P31"/>
      <text:p text:style-name="P32"/>
      <table:table table:name="Tabela6" table:style-name="Tabela6">
        <table:table-column table:style-name="Tabela6.A"/>
        <table:table-column table:style-name="Tabela6.B" table:number-columns-repeated="4"/>
        <table:table-column table:style-name="Tabela6.F"/>
        <table:table-column table:style-name="Tabela6.B" table:number-columns-repeated="3"/>
        <table:table-column table:style-name="Tabela6.J"/>
        <table:table-column table:style-name="Tabela6.B" table:number-columns-repeated="3"/>
        <table:table-column table:style-name="Tabela6.J"/>
        <table:table-column table:style-name="Tabela6.B"/>
        <table:table-column table:style-name="Tabela6.F"/>
        <table:table-column table:style-name="Tabela6.B"/>
        <table:table-column table:style-name="Tabela6.J"/>
        <table:table-column table:style-name="Tabela6.B" table:number-columns-repeated="7"/>
        <table:table-column table:style-name="Tabela6.Z"/>
        <table:table-column table:style-name="Tabela6.F"/>
        <table:table-column table:style-name="Tabela6.B" table:number-columns-repeated="4"/>
        <table:table-column table:style-name="Tabela6.f"/>
        <table:table-row table:style-name="TableLine94260047134384">
          <table:table-cell table:style-name="Tabela6.A1" table:number-columns-spanned="6" office:value-type="string">
            <text:p text:style-name="P10">R Op (6 bits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9">Rs (5 bits)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9">Rt (5 bits)</text:p>
          </table:table-cell>
          <table:covered-table-cell/>
          <table:covered-table-cell/>
          <table:covered-table-cell/>
          <table:covered-table-cell/>
          <table:table-cell table:style-name="Tabela6.G1" table:number-columns-spanned="5" office:value-type="string">
            <text:p text:style-name="P9">Rd (5 bits)</text:p>
          </table:table-cell>
          <table:covered-table-cell/>
          <table:covered-table-cell/>
          <table:covered-table-cell/>
          <table:covered-table-cell/>
          <table:table-cell table:style-name="Tabela6.V1" table:number-columns-spanned="5" office:value-type="string">
            <text:p text:style-name="P9">Shamt (5 bits)</text:p>
          </table:table-cell>
          <table:covered-table-cell/>
          <table:covered-table-cell/>
          <table:covered-table-cell/>
          <table:covered-table-cell/>
          <table:table-cell table:style-name="Tabela6.a1" table:number-columns-spanned="6" office:value-type="string">
            <text:p text:style-name="P9">Funct (6 bit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60085564432">
          <table:table-cell table:style-name="Tabela6.A2" table:number-columns-spanned="6" office:value-type="string">
            <text:p text:style-name="P9">I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G2" table:number-columns-spanned="5" office:value-type="string">
            <text:p text:style-name="P9">Rs</text:p>
          </table:table-cell>
          <table:covered-table-cell/>
          <table:covered-table-cell/>
          <table:covered-table-cell/>
          <table:covered-table-cell/>
          <table:table-cell table:style-name="Tabela6.G2" table:number-columns-spanned="5" office:value-type="string">
            <text:p text:style-name="P9">Rt</text:p>
          </table:table-cell>
          <table:covered-table-cell/>
          <table:covered-table-cell/>
          <table:covered-table-cell/>
          <table:covered-table-cell/>
          <table:table-cell table:style-name="Tabela6.Q2" table:number-columns-spanned="16" office:value-type="string">
            <text:p text:style-name="P9">Endereço (1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85814688">
          <table:table-cell table:style-name="Tabela6.A2" table:number-columns-spanned="6" office:value-type="string">
            <text:p text:style-name="P9">J O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6.Q2" table:number-columns-spanned="26" office:value-type="string">
            <text:p text:style-name="P9">Endereço (26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4">
          <table:table-cell table:style-name="Tabela6.A4" table:number-columns-spanned="32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4">
          <table:table-cell table:style-name="Tabela6.A5" table:number-columns-spanned="16" office:value-type="string">
            <text:p text:style-name="P39">a. addi $t0 ,$t0 ,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5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80154016">
          <table:table-cell table:style-name="Tabela6.A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ela6.G6" table:number-columns-spanned="5">
            <text:p text:style-name="P19"/>
          </table:table-cell>
          <table:covered-table-cell/>
          <table:covered-table-cell/>
          <table:covered-table-cell/>
          <table:covered-table-cell/>
          <table:table-cell table:style-name="Tabela6.L6" table:number-columns-spanned="5">
            <text:p text:style-name="P19"/>
          </table:table-cell>
          <table:covered-table-cell/>
          <table:covered-table-cell/>
          <table:covered-table-cell/>
          <table:covered-table-cell/>
          <table:table-cell table:style-name="Tabela6.Q6" table:number-columns-spanned="5">
            <text:p text:style-name="P19"/>
          </table:table-cell>
          <table:covered-table-cell/>
          <table:covered-table-cell/>
          <table:covered-table-cell/>
          <table:covered-table-cell/>
          <table:table-cell table:style-name="Tabela6.V6" table:number-columns-spanned="5">
            <text:p text:style-name="P19"/>
          </table:table-cell>
          <table:covered-table-cell/>
          <table:covered-table-cell/>
          <table:covered-table-cell/>
          <table:covered-table-cell/>
          <table:table-cell table:style-name="Tabela6.a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7">
          <table:table-cell table:style-name="Tabela6.A7">
            <text:p text:style-name="P20"/>
          </table:table-cell>
          <table:table-cell table:style-name="Tabela6.B7">
            <text:p text:style-name="P20"/>
          </table:table-cell>
          <table:table-cell table:style-name="Tabela6.C7">
            <text:p text:style-name="P20"/>
          </table:table-cell>
          <table:table-cell table:style-name="Tabela6.D7">
            <text:p text:style-name="P20"/>
          </table:table-cell>
          <table:table-cell table:style-name="Tabela6.E7">
            <text:p text:style-name="P20"/>
          </table:table-cell>
          <table:table-cell table:style-name="Tabela6.F7">
            <text:p text:style-name="P20"/>
          </table:table-cell>
          <table:table-cell table:style-name="Tabela6.G7">
            <text:p text:style-name="P20"/>
          </table:table-cell>
          <table:table-cell table:style-name="Tabela6.H7">
            <text:p text:style-name="P20"/>
          </table:table-cell>
          <table:table-cell table:style-name="Tabela6.I7">
            <text:p text:style-name="P20"/>
          </table:table-cell>
          <table:table-cell table:style-name="Tabela6.J7">
            <text:p text:style-name="P20"/>
          </table:table-cell>
          <table:table-cell table:style-name="Tabela6.K7">
            <text:p text:style-name="P20"/>
          </table:table-cell>
          <table:table-cell table:style-name="Tabela6.L7">
            <text:p text:style-name="P20"/>
          </table:table-cell>
          <table:table-cell table:style-name="Tabela6.M7">
            <text:p text:style-name="P20"/>
          </table:table-cell>
          <table:table-cell table:style-name="Tabela6.N7">
            <text:p text:style-name="P20"/>
          </table:table-cell>
          <table:table-cell table:style-name="Tabela6.O7">
            <text:p text:style-name="P20"/>
          </table:table-cell>
          <table:table-cell table:style-name="Tabela6.P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Q7">
            <text:p text:style-name="P20"/>
          </table:table-cell>
          <table:table-cell table:style-name="Tabela6.e7">
            <text:p text:style-name="P20"/>
          </table:table-cell>
          <table:table-cell table:style-name="Tabela6.f7">
            <text:p text:style-name="P20"/>
          </table:table-cell>
        </table:table-row>
        <table:table-row table:style-name="TableLine94260024673552">
          <table:table-cell table:style-name="Tabela6.A8" table:number-columns-spanned="4">
            <text:p text:style-name="P36"/>
          </table:table-cell>
          <table:covered-table-cell/>
          <table:covered-table-cell/>
          <table:covered-table-cell/>
          <table:table-cell table:style-name="Tabela6.E8" table:number-columns-spanned="4">
            <text:p text:style-name="P19"/>
          </table:table-cell>
          <table:covered-table-cell/>
          <table:covered-table-cell/>
          <table:covered-table-cell/>
          <table:table-cell table:style-name="Tabela6.I8" table:number-columns-spanned="4">
            <text:p text:style-name="P19"/>
          </table:table-cell>
          <table:covered-table-cell/>
          <table:covered-table-cell/>
          <table:covered-table-cell/>
          <table:table-cell table:style-name="Tabela6.M8" table:number-columns-spanned="4">
            <text:p text:style-name="P19"/>
          </table:table-cell>
          <table:covered-table-cell/>
          <table:covered-table-cell/>
          <table:covered-table-cell/>
          <table:table-cell table:style-name="Tabela6.Q8" table:number-columns-spanned="4">
            <text:p text:style-name="P19"/>
          </table:table-cell>
          <table:covered-table-cell/>
          <table:covered-table-cell/>
          <table:covered-table-cell/>
          <table:table-cell table:style-name="Tabela6.U8" table:number-columns-spanned="4">
            <text:p text:style-name="P19"/>
          </table:table-cell>
          <table:covered-table-cell/>
          <table:covered-table-cell/>
          <table:covered-table-cell/>
          <table:table-cell table:style-name="Tabela6.Y8" table:number-columns-spanned="4">
            <text:p text:style-name="P19"/>
          </table:table-cell>
          <table:covered-table-cell/>
          <table:covered-table-cell/>
          <table:covered-table-cell/>
          <table:table-cell table:style-name="Tabela6.c8" table:number-columns-spanned="4">
            <text:p text:style-name="P19"/>
          </table:table-cell>
          <table:covered-table-cell/>
          <table:covered-table-cell/>
          <table:covered-table-cell/>
        </table:table-row>
        <table:table-row table:style-name="TableLine94260068797264">
          <table:table-cell table:style-name="Tabela6.A9" table:number-columns-spanned="32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82653152">
          <table:table-cell table:style-name="Tabela6.A10" table:number-columns-spanned="16" office:value-type="string">
            <text:p text:style-name="P22">b. sw $t1, 32($t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6.Q10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60040137296">
          <table:table-cell table:style-name="Tabela6.A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ela6.G11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6.L11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6.Q11" table:number-columns-spanned="5">
            <text:p text:style-name="P17"/>
          </table:table-cell>
          <table:covered-table-cell/>
          <table:covered-table-cell/>
          <table:covered-table-cell/>
          <table:covered-table-cell/>
          <table:table-cell table:style-name="Tabela6.V11" table:number-columns-spanned="5">
            <text:p text:style-name="P16"/>
          </table:table-cell>
          <table:covered-table-cell/>
          <table:covered-table-cell/>
          <table:covered-table-cell/>
          <table:covered-table-cell/>
          <table:table-cell table:style-name="Tabela6.a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260083605072">
          <table:table-cell table:style-name="Tabela6.A12">
            <text:p text:style-name="P21"/>
          </table:table-cell>
          <table:table-cell table:style-name="Tabela6.B12">
            <text:p text:style-name="P21"/>
          </table:table-cell>
          <table:table-cell table:style-name="Tabela6.C12">
            <text:p text:style-name="P21"/>
          </table:table-cell>
          <table:table-cell table:style-name="Tabela6.D12">
            <text:p text:style-name="P21"/>
          </table:table-cell>
          <table:table-cell table:style-name="Tabela6.E12">
            <text:p text:style-name="P21"/>
          </table:table-cell>
          <table:table-cell table:style-name="Tabela6.F12">
            <text:p text:style-name="P21"/>
          </table:table-cell>
          <table:table-cell table:style-name="Tabela6.G12">
            <text:p text:style-name="P21"/>
          </table:table-cell>
          <table:table-cell table:style-name="Tabela6.H12">
            <text:p text:style-name="P21"/>
          </table:table-cell>
          <table:table-cell table:style-name="Tabela6.I12">
            <text:p text:style-name="P21"/>
          </table:table-cell>
          <table:table-cell table:style-name="Tabela6.J12">
            <text:p text:style-name="P21"/>
          </table:table-cell>
          <table:table-cell table:style-name="Tabela6.K12">
            <text:p text:style-name="P21"/>
          </table:table-cell>
          <table:table-cell table:style-name="Tabela6.L12">
            <text:p text:style-name="P21"/>
          </table:table-cell>
          <table:table-cell table:style-name="Tabela6.M12">
            <text:p text:style-name="P21"/>
          </table:table-cell>
          <table:table-cell table:style-name="Tabela6.N12">
            <text:p text:style-name="P21"/>
          </table:table-cell>
          <table:table-cell table:style-name="Tabela6.O12">
            <text:p text:style-name="P21"/>
          </table:table-cell>
          <table:table-cell table:style-name="Tabela6.P12">
            <text:p text:style-name="P21"/>
          </table:table-cell>
          <table:table-cell table:style-name="Tabela6.Q12">
            <text:p text:style-name="P21"/>
          </table:table-cell>
          <table:table-cell table:style-name="Tabela6.R12">
            <text:p text:style-name="P21"/>
          </table:table-cell>
          <table:table-cell table:style-name="Tabela6.S12">
            <text:p text:style-name="P21"/>
          </table:table-cell>
          <table:table-cell table:style-name="Tabela6.T12">
            <text:p text:style-name="P21"/>
          </table:table-cell>
          <table:table-cell table:style-name="Tabela6.U12">
            <text:p text:style-name="P21"/>
          </table:table-cell>
          <table:table-cell table:style-name="Tabela6.V12">
            <text:p text:style-name="P21"/>
          </table:table-cell>
          <table:table-cell table:style-name="Tabela6.W12">
            <text:p text:style-name="P21"/>
          </table:table-cell>
          <table:table-cell table:style-name="Tabela6.X12">
            <text:p text:style-name="P21"/>
          </table:table-cell>
          <table:table-cell table:style-name="Tabela6.Y12">
            <text:p text:style-name="P21"/>
          </table:table-cell>
          <table:table-cell table:style-name="Tabela6.Z12">
            <text:p text:style-name="P21"/>
          </table:table-cell>
          <table:table-cell table:style-name="Tabela6.a12">
            <text:p text:style-name="P21"/>
          </table:table-cell>
          <table:table-cell table:style-name="Tabela6.b12">
            <text:p text:style-name="P21"/>
          </table:table-cell>
          <table:table-cell table:style-name="Tabela6.c12">
            <text:p text:style-name="P21"/>
          </table:table-cell>
          <table:table-cell table:style-name="Tabela6.d12">
            <text:p text:style-name="P21"/>
          </table:table-cell>
          <table:table-cell table:style-name="Tabela6.e12">
            <text:p text:style-name="P21"/>
          </table:table-cell>
          <table:table-cell table:style-name="Tabela6.f12">
            <text:p text:style-name="P21"/>
          </table:table-cell>
        </table:table-row>
        <table:table-row table:style-name="TableLine94260081121008">
          <table:table-cell table:style-name="Tabela6.A13" table:number-columns-spanned="4">
            <text:p text:style-name="P16"/>
          </table:table-cell>
          <table:covered-table-cell/>
          <table:covered-table-cell/>
          <table:covered-table-cell/>
          <table:table-cell table:style-name="Tabela6.E13" table:number-columns-spanned="4">
            <text:p text:style-name="P17"/>
          </table:table-cell>
          <table:covered-table-cell/>
          <table:covered-table-cell/>
          <table:covered-table-cell/>
          <table:table-cell table:style-name="Tabela6.I13" table:number-columns-spanned="4">
            <text:p text:style-name="P17"/>
          </table:table-cell>
          <table:covered-table-cell/>
          <table:covered-table-cell/>
          <table:covered-table-cell/>
          <table:table-cell table:style-name="Tabela6.M13" table:number-columns-spanned="4">
            <text:p text:style-name="P17"/>
          </table:table-cell>
          <table:covered-table-cell/>
          <table:covered-table-cell/>
          <table:covered-table-cell/>
          <table:table-cell table:style-name="Tabela6.Q13" table:number-columns-spanned="4" office:value-type="string">
            <text:p text:style-name="P17"/>
          </table:table-cell>
          <table:covered-table-cell/>
          <table:covered-table-cell/>
          <table:covered-table-cell/>
          <table:table-cell table:style-name="Tabela6.U13" table:number-columns-spanned="4">
            <text:p text:style-name="P16"/>
          </table:table-cell>
          <table:covered-table-cell/>
          <table:covered-table-cell/>
          <table:covered-table-cell/>
          <table:table-cell table:style-name="Tabela6.Y13" table:number-columns-spanned="4">
            <text:p text:style-name="P16"/>
          </table:table-cell>
          <table:covered-table-cell/>
          <table:covered-table-cell/>
          <table:covered-table-cell/>
          <table:table-cell table:style-name="Tabela6.c13" table:number-columns-spanned="4">
            <text:p text:style-name="P17"/>
          </table:table-cell>
          <table:covered-table-cell/>
          <table:covered-table-cell/>
          <table:covered-table-cell/>
        </table:table-row>
      </table:table>
      <text:p text:style-name="P32"/>
      <text:p text:style-name="P32">2.10.4 [5] &lt;2.4, 2.5&gt; Mostre a representação hexadecimal dessas instruções.</text:p>
      <text:p text:style-name="P31"/>
      <text:p text:style-name="P31">2.10.5 [5] &lt;2.5&gt; Que tipo (tipo I, tipo R) essas instruções representam? </text:p>
      <text:p text:style-name="P31"/>
      <text:p text:style-name="P31">2.10.6 [5] &lt;2.5&gt; Qual é a representação binária e hexadecimal dos campos opcode, Rs e Rt nessa instrução? Para as instruções de tipo R, qual é a representação hexadecimal dos campos Rd e funct? Para as instruções de tipo I, qual é a representação hexadecimal do campo imediato? </text:p>
      <text:p text:style-name="P31"/>
      <text:p text:style-name="P25">Exercício 2.16 </text:p>
      <text:p text:style-name="P31">Para estes problemas, a tabela mantém diversos valores binários para o registrador $t0. </text:p>
      <text:p text:style-name="P31">Dado o valor de $t0, você deverá avaliar o resultado de diferentes desvios. </text:p>
      <text:p text:style-name="P31"/>
      <text:p text:style-name="P37"><text:soft-page-break/><text:span text:style-name="T1">a. </text:span><text:span text:style-name="T2">$t0 = </text:span><text:span text:style-name="T1">0010 0100 1001 0010 0100 1001 0010 0100</text:span><text:span text:style-name="T3">dois</text:span><text:span text:style-name="T1"> </text:span></text:p>
      <text:p text:style-name="P37"><text:span text:style-name="T1">b. </text:span><text:span text:style-name="T2">$t0 = </text:span><text:span text:style-name="T1">0101 1111 1011 1110 0100 0000 0000 0000</text:span><text:span text:style-name="T3">dois </text:span></text:p>
      <text:p text:style-name="P31"/>
      <text:p text:style-name="P31">2.16.1 [5] &lt;2.7&gt; Suponha que o registrador $t0 contenha um desses valor e $t1 tenha o valor </text:p>
      <text:p text:style-name="P31"/>
      <text:p text:style-name="P33"><text:span text:style-name="T2">$t1 = </text:span><text:span text:style-name="T1">0011 1111 1111 1000 0000 0000 0000 0000</text:span><text:span text:style-name="T4">dois</text:span><text:span text:style-name="T1"> </text:span></text:p>
      <text:p text:style-name="P31"/>
      <text:p text:style-name="P31">Note o resultado da execução de tais instruções em certos registradores. Qual é o valor de $t2 depois das seguintes instruções? </text:p>
      <text:p text:style-name="P31"/>
      <text:p text:style-name="P31"><text:tab/><text:tab/><text:tab/>slt $t2, $t0, $t1</text:p>
      <text:p text:style-name="P31"><text:tab/><text:tab/><text:tab/>beq $t2, $ZERO, ELSE</text:p>
      <text:p text:style-name="P31"><text:tab/><text:tab/><text:tab/>j DONE</text:p>
      <text:p text:style-name="P31">ELSE:<text:tab/>addi $t2, $0, 2</text:p>
      <text:p text:style-name="P31">DONE:</text:p>
      <text:p text:style-name="P31"/>
      <text:p text:style-name="P31">2.16.4 [5] &lt;2.7&gt; Suponha que o registrador $t0 contenha um valor da tabela anterior. </text:p>
      <text:p text:style-name="P31">Qual é o valor de $t2 após as instruções a seguir? </text:p>
      <text:p text:style-name="P31"/>
      <text:p text:style-name="P31"><text:tab/><text:tab/><text:tab/>slt $t2, $0, $t0</text:p>
      <text:p text:style-name="P31"><text:tab/><text:tab/><text:tab/>bne $t2, $ZERO, ELSE</text:p>
      <text:p text:style-name="P31"><text:tab/><text:tab/><text:tab/>j DONE</text:p>
      <text:p text:style-name="P31">ELSE:<text:tab/>addi $t2, $t2, 2</text:p>
      <text:p text:style-name="P31">DONE:</text:p>
      <text:p text:style-name="P30"/>
      <text:p text:style-name="P31"/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Hindi1" svg:font-family="'Lohit Hindi'"/>
    <style:font-face style:name="UWDOLM+Minion-Regular" svg:font-family="UWDOLM+Minion-Regular" style:font-family-generic="roman"/>
    <style:font-face style:name="HLKGOE+FranklinGothic-Heavy" svg:font-family="HLKGOE+FranklinGothic-Heavy" style:font-family-generic="swiss"/>
    <style:font-face style:name="HLKHIO+FranklinGothic-Book" svg:font-family="HLKHIO+FranklinGothic-Book" style:font-family-generic="swiss"/>
    <style:font-face style:name="INOIPL+LetterGothic" svg:font-family="INOIPL+LetterGothic" style:font-family-generic="swiss"/>
    <style:font-face style:name="KEGJCJ+FranklinGothic-Heavy" svg:font-family="KEGJCJ+FranklinGothic-Heavy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pt" fo:country="BR" style:letter-kerning="true" style:font-name-asian="Droid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aulo Cesar Gonçalves</meta:initial-creator>
    <meta:creation-date>2015-09-08T13:18:46</meta:creation-date>
    <dc:date>2021-03-03T08:53:26.214583452</dc:date>
    <meta:editing-duration>P2DT6H11M24S</meta:editing-duration>
    <meta:editing-cycles>137</meta:editing-cycles>
    <meta:generator>LibreOffice/7.0.4.2$Linux_X86_64 LibreOffice_project/1c5f81ee28659974774060c3fe084e73b3bd074b</meta:generator>
    <meta:document-statistic meta:table-count="2" meta:image-count="0" meta:object-count="0" meta:page-count="3" meta:paragraph-count="68" meta:word-count="627" meta:character-count="3575" meta:non-whitespace-character-count="2975"/>
  </office:meta>
</office:document-meta>
</file>